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color="#5c8526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text-properties fo:color="#355e00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 style:list-style-name="L1">
      <style:text-properties fo:color="#cc6633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mpos a Agregar: </text:p>
      <text:p text:style-name="P1"/>
      <text:p text:style-name="P1"/>
      <text:p text:style-name="P1"><text:bookmark-start text:name="__DdeLink__163_859996825"/><text:a xlink:type="simple" xlink:href="http://localhost:8048/phpmy/phpmyadmin/">http://localhost:8048/phpmy/phpmyadmin/</text:a><text:bookmark-end text:name="__DdeLink__163_859996825"/> root root</text:p>
      <text:p text:style-name="P1"/>
      <text:p text:style-name="P1"/>
      <text:list xml:id="list8669573691" text:style-name="L1">
        <text:list-item>
          <text:p text:style-name="P4">Fecha cierre del Servicio. Visible </text:p>
        </text:list-item>
        <text:list-item>
          <text:p text:style-name="P4">Tiempo de servicio. No Visible (# de Dias que duró el servicio) </text:p>
        </text:list-item>
        <text:list-item>
          <text:p text:style-name="P4">Servicios Activos diarios </text:p>
        </text:list-item>
        <text:list-item>
          <text:p text:style-name="P5">Sucursal como campo dentro de los filtros de búqueda. <text:s/>A fondo si se quiere en servicios.</text:p>
        </text:list-item>
        <text:list-item>
          <text:p text:style-name="P6">Filtro por contrato en la búsquedas. De fondo.</text:p>
        </text:list-item>
        <text:list-item>
          <text:p text:style-name="P6">Se requiere para el caso del despliegue de contrato, la empresa principal. (A la que hace referencia el contrato de registro). De fondo</text:p>
        </text:list-item>
        <text:list-item>
          <text:p text:style-name="P2">El registro de usuarios debe hacerlo algun rol. No el usuario Persé. (Por los momentos Rol: Empleado) </text:p>
        </text:list-item>
        <text:list-item>
          <text:p text:style-name="P4">Documento para la realización de pruebas. de pruebas. </text:p>
        </text:list-item>
        <text:list-item>
          <text:p text:style-name="P4">Documento para la realización de pruebas. </text:p>
        </text:list-item>
      </text:list>
      <text:p text:style-name="P3"/>
      <text:p text:style-name="P3">&lt;script src="//ajax.googleapis.com/ajax/libs/jquery/1.10.2/<text:bookmark-start text:name="__DdeLink__38_859996825"/>jquery.min.js<text:bookmark-end text:name="__DdeLink__38_859996825"/>"&gt;&lt;/script&gt;</text:p>
      <text:p text:style-name="P3"><text:bookmark-start text:name="__DdeLink__157_859996825"/><text:bookmark-start text:name="__DdeLink__154_859996825"/>&lt;script src="//<text:bookmark-start text:name="__DdeLink__36_859996825"/>ajax.googleapis.com/ajax/libs/jqueryui/1.10.3/<text:bookmark-start text:name="__DdeLink__40_859996825"/>jquery-ui.min.js<text:bookmark-end text:name="__DdeLink__36_859996825"/><text:bookmark-end text:name="__DdeLink__40_859996825"/>"&gt;&lt;/script&gt;<text:bookmark-end text:name="__DdeLink__157_859996825"/><text:bookmark-end text:name="__DdeLink__154_859996825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</meta:initial-creator>
    <meta:creation-date>2014-10-04T08:08:07</meta:creation-date>
    <dc:date>2014-10-11T10:45:42</dc:date>
    <dc:creator>Linda </dc:creator>
    <meta:editing-duration>PT2H13M35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13" meta:word-count="117" meta:character-count="840" meta:non-whitespace-character-count="737"/>
  </office:meta>
</office:document-meta>
</file>